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7.698cm"/>
    </style:style>
    <style:style style:name="co3" style:family="table-column">
      <style:table-column-properties fo:break-before="auto" style:column-width="23.384cm"/>
    </style:style>
    <style:style style:name="co4" style:family="table-column">
      <style:table-column-properties fo:break-before="auto" style:column-width="2.2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ce5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8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3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68"/>
        <table:table-column table:style-name="co2" table:default-cell-style-name="ce77"/>
        <table:table-column table:style-name="co3" table:default-cell-style-name="ce67"/>
        <table:table-column table:style-name="co4" table:number-columns-repeated="61" table:default-cell-style-name="ce67"/>
        <table:table-row table:style-name="ro1" table:number-rows-repeated="4">
          <table:table-cell table:style-name="ce52"/>
          <table:table-cell table:style-name="ce69"/>
          <table:table-cell table:style-name="ce90"/>
          <table:table-cell table:style-name="ce33" table:number-columns-repeated="61"/>
        </table:table-row>
        <table:table-row table:style-name="ro1">
          <table:table-cell table:style-name="ce53" office:value-type="string" calcext:value-type="string">
            <text:p>Color code for variables</text:p>
          </table:table-cell>
          <table:table-cell table:style-name="ce70" office:value-type="string" calcext:value-type="string">
            <text:p>Meaning</text:p>
          </table:table-cell>
          <table:table-cell table:style-name="ce90"/>
          <table:table-cell table:style-name="ce33" table:number-columns-repeated="61"/>
        </table:table-row>
        <table:table-row table:style-name="ro1">
          <table:table-cell table:style-name="ce54" office:value-type="string" calcext:value-type="string">
            <text:p>Green</text:p>
          </table:table-cell>
          <table:table-cell table:style-name="ce71" office:value-type="string" calcext:value-type="string">
            <text:p>requiered information</text:p>
          </table:table-cell>
          <table:table-cell table:style-name="ce91"/>
          <table:table-cell table:style-name="ce33" table:number-columns-repeated="61"/>
        </table:table-row>
        <table:table-row table:style-name="ro1">
          <table:table-cell table:style-name="ce55" office:value-type="string" calcext:value-type="string">
            <text:p>Yellow</text:p>
          </table:table-cell>
          <table:table-cell table:style-name="ce71" office:value-type="string" calcext:value-type="string">
            <text:p>additional information</text:p>
          </table:table-cell>
          <table:table-cell table:style-name="ce91"/>
          <table:table-cell table:style-name="ce33" table:number-columns-repeated="61"/>
        </table:table-row>
        <table:table-row table:style-name="ro1">
          <table:table-cell table:style-name="ce56" office:value-type="string" calcext:value-type="string">
            <text:p>Orange</text:p>
          </table:table-cell>
          <table:table-cell table:style-name="ce71" office:value-type="string" calcext:value-type="string">
            <text:p>Only if Insect sampling data is not included.</text:p>
          </table:table-cell>
          <table:table-cell table:style-name="ce91"/>
          <table:table-cell table:style-name="ce33" table:number-columns-repeated="61"/>
        </table:table-row>
        <table:table-row table:style-name="ro1">
          <table:table-cell table:style-name="ce52"/>
          <table:table-cell table:style-name="ce72"/>
          <table:table-cell table:style-name="ce90"/>
          <table:table-cell table:style-name="ce33" table:number-columns-repeated="61"/>
        </table:table-row>
        <table:table-row table:style-name="ro1">
          <table:table-cell table:style-name="ce53" office:value-type="string" calcext:value-type="string">
            <text:p>Template ID</text:p>
          </table:table-cell>
          <table:table-cell table:style-name="ce73" office:value-type="string" calcext:value-type="string">
            <text:p>Variable name</text:p>
          </table:table-cell>
          <table:table-cell table:style-name="ce92" office:value-type="string" calcext:value-type="string">
            <text:p>Description [Units]</text:p>
          </table:table-cell>
          <table:table-cell table:style-name="ce33" table:number-columns-repeated="61"/>
        </table:table-row>
        <table:table-row table:style-name="ro1">
          <table:table-cell table:style-name="ce57"/>
          <table:table-cell table:style-name="ce74" office:value-type="string" calcext:value-type="string">
            <text:p>study_id</text:p>
          </table:table-cell>
          <table:table-cell table:style-name="ce93" office:value-type="string" calcext:value-type="string">
            <text:p>field identifier</text:p>
          </table:table-cell>
          <table:table-cell table:style-name="ce33" table:number-columns-repeated="61"/>
        </table:table-row>
        <table:table-row table:style-name="ro2">
          <table:table-cell table:style-name="ce58" office:value-type="string" calcext:value-type="string">
            <text:p>Insect sampling</text:p>
          </table:table-cell>
          <table:table-cell table:style-name="ce74" office:value-type="string" calcext:value-type="string">
            <text:p>site_id</text:p>
          </table:table-cell>
          <table:table-cell table:style-name="ce94" office:value-type="string" calcext:value-type="string">
            <text:p>a unique identifier for each of your sites. This ID should match exactly the name of the sites in the</text:p>
            <text:p>“Field sampling” worksheet. </text:p>
          </table:table-cell>
          <table:table-cell table:number-columns-repeated="61"/>
        </table:table-row>
        <table:table-row table:style-name="ro1">
          <table:table-cell table:style-name="ce59"/>
          <table:table-cell table:style-name="ce75" office:value-type="string" calcext:value-type="string">
            <text:p>pollinator</text:p>
          </table:table-cell>
          <table:table-cell table:style-name="ce93" office:value-type="string" calcext:value-type="string">
            <text:p>Species or morphospecies name. So not use Genus sp., but Genus sp1, etc. for different morphospecies.</text:p>
          </table:table-cell>
          <table:table-cell table:number-columns-repeated="61"/>
        </table:table-row>
        <table:table-row table:style-name="ro1">
          <table:table-cell table:style-name="ce59"/>
          <table:table-cell table:style-name="ce75" office:value-type="string" calcext:value-type="string">
            <text:p>guild</text:p>
          </table:table-cell>
          <table:table-cell table:style-name="ce93" office:value-type="string" calcext:value-type="string">
            <text:p>one of: honeybees, bumblebees, other wild bees, syrphids, humbleflies, other flies, beetles, non-bee hymenoptera, lepidoptera, and other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sampling_method</text:p>
          </table:table-cell>
          <table:table-cell table:style-name="ce94" office:value-type="string" calcext:value-type="string">
            <text:p>Please indicate how organisms were sampled: Transects / plant observations / Pan traps / unestructured sweep netting.</text:p>
            <text:p>Add independent rows for each method if multiple methods were used per organism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abundance</text:p>
          </table:table-cell>
          <table:table-cell table:style-name="ce94" office:value-type="string" calcext:value-type="string">
            <text:p>number of individuals observed/collected. In the case of performing several censuses (transect walks/plant observations),</text:p>
            <text:p>please, indicate the sum of the individuals collected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total_sampled_area</text:p>
          </table:table-cell>
          <table:table-cell table:style-name="ce94" office:value-type="string" calcext:value-type="string">
            <text:p>area sampled during the census (e.g. transect walk) in [square meters]. In the case of performing </text:p>
            <text:p>several censuses, please, indicate the sum of their respective areas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total_sampled_time</text:p>
          </table:table-cell>
          <table:table-cell table:style-name="ce94" office:value-type="string" calcext:value-type="string">
            <text:p>time spent to sample [minutes]. In the case of performing several censuses (transect walks/plant 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6" office:value-type="string" calcext:value-type="string">
            <text:p>total_sampled_flowers</text:p>
          </table:table-cell>
          <table:table-cell table:style-name="ce94" office:value-type="string" calcext:value-type="string">
            <text:p>number of flowers present along the census (transect walks/plant observations) in flowers per census.</text:p>
            <text:p>In the case of performing several censuses, please, indicate the sum of the respective counts.</text:p>
          </table:table-cell>
          <table:table-cell table:number-columns-repeated="61"/>
        </table:table-row>
        <table:table-row table:style-name="ro2">
          <table:table-cell table:style-name="ce59"/>
          <table:table-cell table:style-name="ce75" office:value-type="string" calcext:value-type="string">
            <text:p>Description</text:p>
          </table:table-cell>
          <table:table-cell table:style-name="ce94" office:value-type="string" calcext:value-type="string">
            <text:p>Free text to describe the number of temporal replicates per site and what a spatial replicate means in your study</text:p>
            <text:p>(e.g. 3 sampling rounds in one season; one 150m observation transect per plot).</text:p>
          </table:table-cell>
          <table:table-cell table:number-columns-repeated="61"/>
        </table:table-row>
        <table:table-row table:style-name="ro1" table:number-rows-repeated="2">
          <table:table-cell table:style-name="ce33"/>
          <table:table-cell table:number-columns-repeated="63"/>
        </table:table-row>
        <table:table-row table:style-name="ro1">
          <table:table-cell table:style-name="ce53" office:value-type="string" calcext:value-type="string">
            <text:p>Template ID</text:p>
          </table:table-cell>
          <table:table-cell table:style-name="ce73" office:value-type="string" calcext:value-type="string">
            <text:p>Variable name</text:p>
          </table:table-cell>
          <table:table-cell table:style-name="ce95" office:value-type="string" calcext:value-type="string">
            <text:p>Description [Units]</text:p>
          </table:table-cell>
          <table:table-cell table:number-columns-repeated="61"/>
        </table:table-row>
        <table:table-row table:style-name="ro1">
          <table:table-cell table:style-name="ce57"/>
          <table:table-cell table:style-name="ce74" office:value-type="string" calcext:value-type="string">
            <text:p>study_id</text:p>
          </table:table-cell>
          <table:table-cell table:style-name="ce93" office:value-type="string" calcext:value-type="string">
            <text:p>field identifier</text:p>
          </table:table-cell>
          <table:table-cell table:number-columns-repeated="61"/>
        </table:table-row>
        <table:table-row table:style-name="ro2">
          <table:table-cell table:style-name="ce61" office:value-type="string" calcext:value-type="string">
            <text:p>Field sampling</text:p>
          </table:table-cell>
          <table:table-cell table:style-name="ce74" office:value-type="string" calcext:value-type="string">
            <text:p>site_id</text:p>
          </table:table-cell>
          <table:table-cell table:style-name="ce94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crop</text:p>
          </table:table-cell>
          <table:table-cell table:style-name="ce94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variety</text:p>
          </table:table-cell>
          <table:table-cell table:style-name="ce93" office:value-type="string" calcext:value-type="string">
            <text:p>crop variety name</text:p>
          </table:table-cell>
          <table:table-cell table:number-columns-repeated="61"/>
        </table:table-row>
        <table:table-row table:style-name="ro2">
          <table:table-cell table:style-name="ce62"/>
          <table:table-cell table:style-name="ce75" office:value-type="string" calcext:value-type="string">
            <text:p>management</text:p>
          </table:table-cell>
          <table:table-cell table:style-name="ce94" office:value-type="string" calcext:value-type="string">
            <text:p>One of the following management categories: (1) Organic Certified Agriculture, (2) Integrated pest management, and</text:p>
            <text:p>(3) Other Conventional Practices [organic, IPM, conventional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country</text:p>
          </table:table-cell>
          <table:table-cell table:style-name="ce93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latitude</text:p>
          </table:table-cell>
          <table:table-cell table:style-name="ce93" office:value-type="string" calcext:value-type="string">
            <text:p>degrees (43.040833° N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longitude</text:p>
          </table:table-cell>
          <table:table-cell table:style-name="ce93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start_month</text:p>
          </table:table-cell>
          <table:table-cell table:style-name="ce93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end_month</text:p>
          </table:table-cell>
          <table:table-cell table:style-name="ce93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year</text:p>
          </table:table-cell>
          <table:table-cell table:style-name="ce93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field size</text:p>
          </table:table-cell>
          <table:table-cell table:style-name="ce93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</text:p>
          </table:table-cell>
          <table:table-cell table:style-name="ce93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units</text:p>
          </table:table-cell>
          <table:table-cell table:style-name="ce9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2</text:p>
          </table:table-cell>
          <table:table-cell table:style-name="ce93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2_units</text:p>
          </table:table-cell>
          <table:table-cell table:style-name="ce9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no_pollinators</text:p>
          </table:table-cell>
          <table:table-cell table:style-name="ce93" office:value-type="string" calcext:value-type="string">
            <text:p>If your results for yield involved exclosures (e.g., bags, etc.), fill this columns with such results. (measured as the first unit 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pollen_supplement</text:p>
          </table:table-cell>
          <table:table-cell table:style-name="ce93" office:value-type="string" calcext:value-type="string">
            <text:p>If your results for yield were obtained by using an additional treatment (e.g., hand-pollination, etc.), fill this columns with such results. (measured as the first unit 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no_pollinators2</text:p>
          </table:table-cell>
          <table:table-cell table:style-name="ce93" office:value-type="string" calcext:value-type="string">
            <text:p>If your results for yield involved exclosures (e.g., bags, etc.), fill this columns with such results. (second yield unit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pollen_supplement2</text:p>
          </table:table-cell>
          <table:table-cell table:style-name="ce93" office:value-type="string" calcext:value-type="string">
            <text:p>If your results for yield were obtained by using an additional treatment (e.g., hand-pollination, etc.), fill this columns with such results. (second yield unit)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78" office:value-type="string" calcext:value-type="string">
            <text:p>fruits_per_plant</text:p>
          </table:table-cell>
          <table:table-cell table:style-name="ce93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79" office:value-type="string" calcext:value-type="string">
            <text:p>fruit_weight</text:p>
          </table:table-cell>
          <table:table-cell table:style-name="ce93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0" office:value-type="string" calcext:value-type="string">
            <text:p>plant_density</text:p>
          </table:table-cell>
          <table:table-cell table:style-name="ce93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0" office:value-type="string" calcext:value-type="string">
            <text:p>seeds_per_fruit</text:p>
          </table:table-cell>
          <table:table-cell table:style-name="ce93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0" office:value-type="string" calcext:value-type="string">
            <text:p>seeds_per_plant</text:p>
          </table:table-cell>
          <table:table-cell table:style-name="ce93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81" office:value-type="string" calcext:value-type="string">
            <text:p>seed_weight</text:p>
          </table:table-cell>
          <table:table-cell table:style-name="ce93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3">
          <table:table-cell table:style-name="ce13" office:value-type="string" calcext:value-type="string" table:number-columns-spanned="1" table:number-rows-spanned="17">
            <text:p>No needed if worksheet on Insect</text:p>
            <text:p> Sampling is provided</text:p>
          </table:table-cell>
          <table:table-cell table:style-name="ce82" office:value-type="string" calcext:value-type="string">
            <text:p>observed_pollinator_richness</text:p>
          </table:table-cell>
          <table:table-cell table:style-name="ce93" office:value-type="string" calcext:value-type="string">
            <text:p><text:span text:style-name="T1">number of different pollinator species observed</text:span> [counts]</text:p>
          </table:table-cell>
          <table:table-cell table:number-columns-repeated="61"/>
        </table:table-row>
        <table:table-row table:style-name="ro3">
          <table:covered-table-cell table:style-name="ce13"/>
          <table:table-cell table:style-name="ce83" office:value-type="string" calcext:value-type="string">
            <text:p>other_pollinator_richness</text:p>
          </table:table-cell>
          <table:table-cell table:style-name="ce93" office:value-type="string" calcext:value-type="string">
            <text:p><text:span text:style-name="T1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3" office:value-type="string" calcext:value-type="string">
            <text:p>other_richness_estimator_method</text:p>
          </table:table-cell>
          <table:table-cell table:style-name="ce93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3" office:value-type="string" calcext:value-type="string">
            <text:p>richness_restriction</text:p>
          </table:table-cell>
          <table:table-cell table:style-name="ce93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4">
          <table:covered-table-cell table:style-name="ce13"/>
          <table:table-cell table:style-name="ce84" office:value-type="string" calcext:value-type="string">
            <text:p>abundance</text:p>
          </table:table-cell>
          <table:table-cell table:style-name="ce94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honeybee</text:p>
          </table:table-cell>
          <table:table-cell table:style-name="ce93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bombus</text:p>
          </table:table-cell>
          <table:table-cell table:style-name="ce93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wildbees</text:p>
          </table:table-cell>
          <table:table-cell table:style-name="ce93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syrphids</text:p>
          </table:table-cell>
          <table:table-cell table:style-name="ce93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humbleflies</text:p>
          </table:table-cell>
          <table:table-cell table:style-name="ce93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other_flies</text:p>
          </table:table-cell>
          <table:table-cell table:style-name="ce93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beetles</text:p>
          </table:table-cell>
          <table:table-cell table:style-name="ce93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lepidoptera</text:p>
          </table:table-cell>
          <table:table-cell table:style-name="ce93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4" office:value-type="string" calcext:value-type="string">
            <text:p>ab_nonbee_hymenoptera</text:p>
          </table:table-cell>
          <table:table-cell table:style-name="ce93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83" office:value-type="string" calcext:value-type="string">
            <text:p>ab_others</text:p>
          </table:table-cell>
          <table:table-cell table:style-name="ce93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2">
          <table:covered-table-cell table:style-name="ce13"/>
          <table:table-cell table:style-name="ce83" office:value-type="string" calcext:value-type="string">
            <text:p>total_sampled_area</text:p>
          </table:table-cell>
          <table:table-cell table:style-name="ce94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2">
          <table:covered-table-cell table:style-name="ce13"/>
          <table:table-cell table:style-name="ce85" office:value-type="string" calcext:value-type="string">
            <text:p>total_sampled_time</text:p>
          </table:table-cell>
          <table:table-cell table:style-name="ce94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 table:number-columns-spanned="1" table:number-rows-spanned="12">
            <text:p>If you collected visitation rates (visits per flower and time unit), those will be very valuable to compare with abundance data. </text:p>
          </table:table-cell>
          <table:table-cell table:style-name="ce86" office:value-type="string" calcext:value-type="string">
            <text:p>visitation_rate_units</text:p>
          </table:table-cell>
          <table:table-cell table:style-name="ce94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36" office:value-type="string" calcext:value-type="string">
            <text:p>visitation_rate</text:p>
          </table:table-cell>
          <table:table-cell table:style-name="ce94" office:value-type="string" calcext:value-type="string">
            <text:p><text:span text:style-name="T1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1">
          <table:covered-table-cell table:style-name="ce14" office:value-type="string" calcext:value-type="string">
            <text:p><text:s/>Sampling is provided</text:p>
          </table:covered-table-cell>
          <table:table-cell table:style-name="ce87" office:value-type="string" calcext:value-type="string">
            <text:p>visit_honeybee</text:p>
          </table:table-cell>
          <table:table-cell table:style-name="ce93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bombus</text:p>
          </table:table-cell>
          <table:table-cell table:style-name="ce93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wildbees</text:p>
          </table:table-cell>
          <table:table-cell table:style-name="ce93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syrphids</text:p>
          </table:table-cell>
          <table:table-cell table:style-name="ce93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humbleflies</text:p>
          </table:table-cell>
          <table:table-cell table:style-name="ce93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other_flies</text:p>
          </table:table-cell>
          <table:table-cell table:style-name="ce93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beetles</text:p>
          </table:table-cell>
          <table:table-cell table:style-name="ce93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lepidoptera</text:p>
          </table:table-cell>
          <table:table-cell table:style-name="ce94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7" office:value-type="string" calcext:value-type="string">
            <text:p>visit_nonbee_hymenoptera</text:p>
          </table:table-cell>
          <table:table-cell table:style-name="ce94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"/>
          <table:table-cell table:style-name="ce88" office:value-type="string" calcext:value-type="string">
            <text:p>visit_others</text:p>
          </table:table-cell>
          <table:table-cell table:style-name="ce93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Publication</text:p>
          </table:table-cell>
          <table:table-cell table:style-name="ce93" office:value-type="string" calcext:value-type="string">
            <text:p>If published, DOI of the publication (preferred) or article reference if DOI not available. 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Credit</text:p>
          </table:table-cell>
          <table:table-cell table:style-name="ce93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Email contact</text:p>
          </table:table-cell>
          <table:table-cell table:style-name="ce93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67"/>
          <table:table-cell table:style-name="ce89"/>
          <table:table-cell table:number-columns-repeated="62"/>
        </table:table-row>
        <table:table-row table:style-name="ro1" table:number-rows-repeated="10">
          <table:table-cell table:number-columns-repeated="64"/>
        </table:table-row>
        <table:table-row table:style-name="ro1" table:number-rows-repeated="2">
          <table:table-cell table:style-name="ce67"/>
          <table:table-cell table:number-columns-repeated="63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07:57:39.2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4T07:59:04.121000000</dc:date>
    <meta:generator>LibreOffice/6.4.1.2$Windows_X86_64 LibreOffice_project/4d224e95b98b138af42a64d84056446d09082932</meta:generator>
    <meta:editing-duration>P2DT12H6M50S</meta:editing-duration>
    <meta:editing-cycles>19</meta:editing-cycles>
    <meta:document-statistic meta:table-count="1" meta:cell-count="156" meta:object-count="0"/>
  </office:meta>
</office:document-meta>
</file>